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1957"/>
    </style:style>
    <style:style style:name="P2" style:family="paragraph" style:parent-style-name="Text_20_body">
      <style:text-properties fo:language="en" fo:country="GB"/>
    </style:style>
    <style:style style:name="P3" style:family="paragraph" style:parent-style-name="Text_20_body">
      <style:text-properties fo:language="en" fo:country="GB" officeooo:rsid="000a1957" officeooo:paragraph-rsid="000a1957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a1957"/>
    </style:style>
    <style:style style:name="T3" style:family="text">
      <style:text-properties fo:language="en" fo:country="GB" officeooo:rsid="000d5482"/>
    </style:style>
    <style:style style:name="T4" style:family="text">
      <style:text-properties fo:language="en" fo:country="GB" officeooo:rsid="000b7242"/>
    </style:style>
    <style:style style:name="T5" style:family="text">
      <style:text-properties fo:language="en" fo:country="GB" officeooo:rsid="000ea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about"/><text:span text:style-name="T4">About</text:span></text:h>
      <text:p text:style-name="Text_20_body">Welcome to <text:span text:style-name="Strong_20_Emphasis">ERCO</text:span>.</text:p>
      <text:p text:style-name="Text_20_body">This harsh world is divided in two.</text:p>
      <text:p text:style-name="Text_20_body">You and your friend have been stranded in this world and have to go on a trip to find a better place. One part is always covered in darkness, where nothing can be seen. But be glad, as during the day, monsters roam the fields.</text:p>
      <text:p text:style-name="Text_20_body">Use the night to travel from the start to the path to the next land. Keep an eye on the clock and plan your nightly trips wisely.</text:p>
      <text:h text:style-name="Heading_20_1" text:outline-level="1"><text:bookmark text:name="how-to-play"/>How to play</text:h>
      <text:p text:style-name="Text_20_body">You are in control of your player (yellow) whilst the field is covered in darkness. Move around but try to avoid traps and monsters.</text:p>
      <text:h text:style-name="Heading_20_1" text:outline-level="1"><text:bookmark text:name="controls"/>Controls</text:h>
      <text:p text:style-name="Text_20_body"><text:span text:style-name="Strong_20_Emphasis">Movement:</text:span> KeyPad (intended for touch) or W/A/S/D / arrow keys.</text:p>
      <text:p text:style-name="Text_20_body">The position of the keypad can be swapped to either the left or right side (or hidden completely). </text:p>
      <text:p text:style-name="Text_20_body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3T22:32:15.513000000</meta:creation-date>
    <dc:date>2022-10-03T23:40:32.483000000</dc:date>
    <meta:editing-duration>PT27M7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0" meta:word-count="139" meta:character-count="723" meta:non-whitespace-character-count="593"/>
  </office:meta>
</office:document-meta>
</file>